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69e1" officeooo:paragraph-rsid="001a69e1"/>
    </style:style>
    <style:style style:name="P2" style:family="paragraph" style:parent-style-name="Standard">
      <style:text-properties officeooo:rsid="001a69e1" officeooo:paragraph-rsid="001d3020"/>
    </style:style>
    <style:style style:name="P3" style:family="paragraph" style:parent-style-name="Standard">
      <style:paragraph-properties fo:text-align="center" style:justify-single-word="false"/>
      <style:text-properties officeooo:rsid="001a69e1" officeooo:paragraph-rsid="001a69e1"/>
    </style:style>
    <style:style style:name="P4" style:family="paragraph" style:parent-style-name="Standard">
      <style:text-properties officeooo:rsid="001d3020" officeooo:paragraph-rsid="001d3020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d3020" officeooo:paragraph-rsid="001d302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ef206" officeooo:paragraph-rsid="001ef20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3333" fo:font-size="18pt" style:text-underline-style="solid" style:text-underline-width="auto" style:text-underline-color="font-color" fo:font-weight="bold" officeooo:rsid="001a69e1" officeooo:paragraph-rsid="001a69e1" style:font-size-asian="18pt" style:font-weight-asian="bold" style:font-size-complex="18pt" style:font-weight-complex="bold"/>
    </style:style>
    <style:style style:name="P8" style:family="paragraph" style:parent-style-name="Standard">
      <style:text-properties officeooo:rsid="001ef206" officeooo:paragraph-rsid="001ef206"/>
    </style:style>
    <style:style style:name="P9" style:family="paragraph" style:parent-style-name="Standard">
      <style:text-properties officeooo:rsid="001ff02b" officeooo:paragraph-rsid="001ff02b"/>
    </style:style>
    <style:style style:name="P10" style:family="paragraph" style:parent-style-name="Standard" style:list-style-name="L1">
      <style:text-properties officeooo:rsid="001a69e1" officeooo:paragraph-rsid="001a69e1"/>
    </style:style>
    <style:style style:name="P11" style:family="paragraph" style:parent-style-name="Standard" style:list-style-name="L2">
      <style:text-properties officeooo:rsid="001d3020" officeooo:paragraph-rsid="001d3020"/>
    </style:style>
    <style:style style:name="P12" style:family="paragraph" style:parent-style-name="Standard" style:list-style-name="L9">
      <style:text-properties officeooo:rsid="001d3020" officeooo:paragraph-rsid="00237a9d"/>
    </style:style>
    <style:style style:name="P13" style:family="paragraph" style:parent-style-name="Standard" style:list-style-name="L4">
      <style:text-properties officeooo:rsid="001ef206" officeooo:paragraph-rsid="001ef206"/>
    </style:style>
    <style:style style:name="P14" style:family="paragraph" style:parent-style-name="Standard" style:list-style-name="L4">
      <style:text-properties officeooo:rsid="001ef206" officeooo:paragraph-rsid="0020e489"/>
    </style:style>
    <style:style style:name="P15" style:family="paragraph" style:parent-style-name="Standard" style:list-style-name="L5">
      <style:text-properties officeooo:rsid="001ef206" officeooo:paragraph-rsid="001ef206"/>
    </style:style>
    <style:style style:name="P16" style:family="paragraph" style:parent-style-name="Standard" style:list-style-name="L6">
      <style:text-properties officeooo:rsid="001ef206" officeooo:paragraph-rsid="001ef206"/>
    </style:style>
    <style:style style:name="P17" style:family="paragraph" style:parent-style-name="Standard" style:list-style-name="L7">
      <style:text-properties officeooo:rsid="001ef206" officeooo:paragraph-rsid="001ef206"/>
    </style:style>
    <style:style style:name="P18" style:family="paragraph" style:parent-style-name="Standard" style:list-style-name="L8">
      <style:text-properties officeooo:rsid="001ef206" officeooo:paragraph-rsid="001ef206"/>
    </style:style>
    <style:style style:name="P19" style:family="paragraph" style:parent-style-name="Standard" style:list-style-name="L9">
      <style:text-properties officeooo:rsid="0021f7bc" officeooo:paragraph-rsid="0021f7bc"/>
    </style:style>
    <style:style style:name="P20" style:family="paragraph" style:parent-style-name="Standard" style:list-style-name="L9">
      <style:text-properties officeooo:rsid="0021f7bc" officeooo:paragraph-rsid="00237a9d"/>
    </style:style>
    <style:style style:name="P21" style:family="paragraph" style:parent-style-name="Standard" style:list-style-name="L9">
      <style:text-properties officeooo:paragraph-rsid="0021f7bc"/>
    </style:style>
    <style:style style:name="P22" style:family="paragraph" style:parent-style-name="Standard" style:list-style-name="L2">
      <style:text-properties officeooo:rsid="00237a9d" officeooo:paragraph-rsid="00237a9d"/>
    </style:style>
    <style:style style:name="T1" style:family="text">
      <style:text-properties officeooo:rsid="001b70e4"/>
    </style:style>
    <style:style style:name="T2" style:family="text">
      <style:text-properties officeooo:rsid="001d3020"/>
    </style:style>
    <style:style style:name="T3" style:family="text">
      <style:text-properties officeooo:rsid="001ef206"/>
    </style:style>
    <style:style style:name="T4" style:family="text">
      <style:text-properties officeooo:rsid="001ff02b"/>
    </style:style>
    <style:style style:name="T5" style:family="text">
      <style:text-properties officeooo:rsid="0020e489"/>
    </style:style>
    <style:style style:name="T6" style:family="text">
      <style:text-properties officeooo:rsid="0021e37a"/>
    </style:style>
    <style:style style:name="T7" style:family="text">
      <style:text-properties officeooo:rsid="0021f7bc"/>
    </style:style>
    <style:style style:name="T8" style:family="text">
      <style:text-properties officeooo:rsid="00237a9d"/>
    </style:style>
    <style:style style:name="T9" style:family="text">
      <style:text-properties officeooo:rsid="002482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ynamic Object Track Automation – Operating Instuctions</text:p>
      <text:p text:style-name="P3"/>
      <text:p text:style-name="P5">Creating <text:span text:style-name="T3">Output</text:span> Files</text:p>
      <text:p text:style-name="P4"/>
      <text:p text:style-name="P1">In the home directory(~), you will find several shell(.sh) files. Each file executes a different file.</text:p>
      <text:p text:style-name="P1"/>
      <text:p text:style-name="P1">Just type : sh &lt;filename&gt; and hit Enter. These are your options:</text:p>
      <text:p text:style-name="P1"/>
      <text:list xml:id="list1169384008626886482" text:style-name="L1">
        <text:list-item>
          <text:p text:style-name="P10">GroundTruth.sh – Creates groundTruth files for all NEW bag files </text:p>
          <text:p text:style-name="P10"/>
        </text:list-item>
        <text:list-item>
          <text:p text:style-name="P10">TrialCode.sh – Creates trialCode files for ALL existing bag files</text:p>
          <text:p text:style-name="P10"/>
        </text:list-item>
        <text:list-item>
          <text:p text:style-name="P10">analyze.sh – analyzes files and exports both txt and xlsx files with results</text:p>
          <text:p text:style-name="P10"/>
        </text:list-item>
        <text:list-item>
          <text:p text:style-name="P10">trialcode_custom_rqt.sh – creates trial<text:span text:style-name="T1">C</text:span>ode for ALL bag<text:span text:style-name="T1">s</text:span>, under <text:span text:style-name="T1">several</text:span> rqt_conf options</text:p>
          <text:p text:style-name="P10"/>
        </text:list-item>
        <text:list-item>
          <text:p text:style-name="P10">analyze_rqt – generates xlsx file for each bag, showing the best settings of rqt</text:p>
        </text:list-item>
      </text:list>
      <text:p text:style-name="P1"/>
      <text:p text:style-name="P1">If you want to generate groundTruth/TrialCode/Analysis for a single bag file, run:</text:p>
      <text:p text:style-name="P1"/>
      <text:p text:style-name="P2">groundTruth : </text:p>
      <text:p text:style-name="P2"><text:span text:style-name="T2">&gt;&gt;&gt; </text:span>python ~/PycharmProjects/DOT_automation/DOT_create_output_for_bagFile.py ~/bagFiles/&lt;BAG_FILE_NAME&gt; groundTruth</text:p>
      <text:p text:style-name="P1"/>
      <text:p text:style-name="P2">trialCode: </text:p>
      <text:p text:style-name="P2"><text:span text:style-name="T2">&gt;&gt;&gt; </text:span>python ~/PycharmProjects/DOT_automation/DOT_create_output_for_bagFile.py ~/bagFiles/&lt;BAG_FILE_NAME&gt; trialCode</text:p>
      <text:p text:style-name="P1"/>
      <text:p text:style-name="P2">results: </text:p>
      <text:p text:style-name="P2"><text:span text:style-name="T2">&gt;&gt;&gt; </text:span>python ~/PycharmProjects/DOT_automation/DOT_analyze_results.py ~/bagFiles/&lt;BAG_FILE_NAME&gt; </text:p>
      <text:p text:style-name="P1"/>
      <text:p text:style-name="P2">rqt_results:</text:p>
      <text:p text:style-name="P2"><text:span text:style-name="T2">&gt;&gt;&gt;</text:span> python ~/PycharmProjects/DOT_automation/DOT_analyze_results_rqt_reconfigure.py ~/bagFiles/&lt;BAG_FILE_NAME&gt; </text:p>
      <text:p text:style-name="P1"/>
      <text:p text:style-name="P5">Adding Bag Files</text:p>
      <text:list xml:id="list178518746631683788" text:style-name="L9">
        <text:list-header>
          <text:p text:style-name="P19"/>
        </text:list-header>
        <text:list-item>
          <text:p text:style-name="P21"><text:span text:style-name="T7">Put the new bag files on the desktop for now.</text:span></text:p>
        </text:list-item>
        <text:list-item>
          <text:p text:style-name="P20">If bag contains /map topic(very large file) Run the command:</text:p>
          <text:p text:style-name="P12">&gt;&gt;&gt; rosbag compress <text:span text:style-name="T8">~/Desktop/</text:span>&lt;BAG_FILE_NAME&gt;</text:p>
          <text:p text:style-name="P20">This will generate a compressed file. <text:span text:style-name="T2">P</text:span>ut the compressed file at the ~/bagFiles folder, and delete the .orig file</text:p>
        </text:list-item>
      </text:list>
      <text:list xml:id="list4946913004595009050" text:style-name="L2">
        <text:list-item>
          <text:p text:style-name="P11"><text:span text:style-name="T8">Now</text:span>, <text:span text:style-name="T8">let's </text:span>make sure bag is perfectly OK. Run</text:p>
          <text:p text:style-name="P11">&gt;&gt;&gt; <text:span text:style-name="T6">python </text:span>rosbag_play.<text:span text:style-name="T6">py</text:span> <text:span text:style-name="T6">~/bagFiles/ &lt;BAG_FILE_NAME&gt;</text:span></text:p>
          <text:p text:style-name="P11">and watch the rviz output. Make sure it follows the same number and that the map is <text:span text:style-name="T3">OK</text:span>.</text:p>
        </text:list-item>
        <text:list-item>
          <text:p text:style-name="P22">If its perfect, rename the file(meaningful name, feature or duration). Otherwise,DELETE IT!</text:p>
        </text:list-item>
      </text:list>
      <text:list xml:id="list4218508326905547743" text:style-name="L4">
        <text:list-item>
          <text:p text:style-name="P13">Generate groundTruth using the current git ve<text:span text:style-name="T5">r</text:span>sion ( sh <text:span text:style-name="T8">~/</text:span>groundTruth.sh )</text:p>
        </text:list-item>
        <text:list-item>
          <text:p text:style-name="P14">Fill ALL details in the “<text:span text:style-name="T5">-- BagsDetials --</text:span>.<text:span text:style-name="T5">ods</text:span>” in the ~/bagFiles folder.</text:p>
        </text:list-item>
      </text:list>
      <text:p text:style-name="P8"/>
      <text:p text:style-name="P8"/>
      <text:p text:style-name="P6"><text:soft-page-break/>Testing New Code</text:p>
      <text:p text:style-name="P8"/>
      <text:list xml:id="list523922889207081808" text:style-name="L5">
        <text:list-item>
          <text:p text:style-name="P15">open terminal</text:p>
        </text:list-item>
      </text:list>
      <text:p text:style-name="P8"><text:tab/>&gt;&gt;&gt; csws</text:p>
      <text:p text:style-name="P8"><text:tab/>&gt;&gt;&gt; git checkout &lt;NEW_BRANCH_NAME&gt;</text:p>
      <text:p text:style-name="P8"><text:tab/>&gt;&gt;&gt; catws</text:p>
      <text:p text:style-name="P8"><text:tab/>&gt;&gt;&gt; catkin_make</text:p>
      <text:p text:style-name="P8"><text:tab/>&gt;&gt;&gt; src</text:p>
      <text:p text:style-name="P8"><text:tab/>&gt;&gt;&gt; csws</text:p>
      <text:p text:style-name="P8"><text:tab/>&gt;&gt;&gt; catkin_make</text:p>
      <text:p text:style-name="P8"><text:tab/><text:span text:style-name="T4">&gt;&gt;&gt;</text:span> src</text:p>
      <text:p text:style-name="P8"/>
      <text:list xml:id="list3955253693608002667" text:style-name="L6">
        <text:list-item>
          <text:p text:style-name="P16">Now your new code should be ready and compiled. Go to home directory and execute:</text:p>
        </text:list-item>
      </text:list>
      <text:p text:style-name="P8"><text:tab/>&gt;&gt;&gt; sh trialCode.sh</text:p>
      <text:p text:style-name="P8"/>
      <text:list xml:id="list8159886784054176568" text:style-name="L7">
        <text:list-item>
          <text:p text:style-name="P17">Wait until it finishes producing trialCode files for all bags. Then, export results:</text:p>
        </text:list-item>
      </text:list>
      <text:p text:style-name="P8"><text:tab/>&gt;&gt;&gt; sh analyze.sh</text:p>
      <text:p text:style-name="P8"/>
      <text:list xml:id="list9204041845980700907" text:style-name="L8">
        <text:list-item>
          <text:p text:style-name="P18">Now you should see a quick evaluation of your new code. <text:s/></text:p>
        </text:list-item>
      </text:list>
      <text:p text:style-name="P8"><text:tab/>The results file<text:span text:style-name="T4">s</text:span> will be in the project directory: <text:span text:style-name="T4">~/automation/Dynamic_object_track/</text:span></text:p>
      <text:p text:style-name="P9"><text:tab/>for each bag file you will find a 'results' folder, containing txt and xlsx results files.</text:p>
      <text:p text:style-name="P9"/>
      <text:p text:style-name="P9">Good Luck :)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13:30:45.498056268</meta:creation-date>
    <dc:date>2017-02-21T14:05:14.553190342</dc:date>
    <meta:editing-duration>PT1H21M44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2" meta:paragraph-count="52" meta:word-count="360" meta:character-count="2492" meta:non-whitespace-character-count="2178"/>
  </office:meta>
</office:document-meta>
</file>